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significant difference in accuracy between the simple CNN classifier and the classifiers trained on deep features can occur due to several reasons:</text:p>
      <text:p text:style-name="Standard"/>
      <text:p text:style-name="Standard">### 1. **Deep Features vs. End-to-End Training**:</text:p>
      <text:p text:style-name="Standard"><text:s text:c="3"/>- In the original CNN code, the model was trained end-to-end, meaning the feature extraction layers and the final classification layers were optimized together for the specific task (CIFAR-10 or CIFAR-100 classification).</text:p>
      <text:p text:style-name="Standard"><text:s text:c="3"/>- In the deep feature extraction approach, the CNN is only used to extract features, and the classifiers (e.g., Logistic Regression, Random Forest, etc.) are trained separately. These classifiers do not benefit from the joint optimization of the feature extractor and classifier.</text:p>
      <text:p text:style-name="Standard"/>
      <text:p text:style-name="Standard">### 2. **Feature Representation**:</text:p>
      <text:p text:style-name="Standard"><text:s text:c="3"/>- The extracted deep features may not fully capture the discriminative information needed for classification. The feature extractor (CNN) was not fine-tuned for the specific task of generating features for these classifiers.</text:p>
      <text:p text:style-name="Standard"><text:s text:c="3"/>- The classifiers like Logistic Regression or Random Forest rely heavily on the quality of the input features. If the extracted features are not sufficiently informative, the classifiers will perform poorly.</text:p>
      <text:p text:style-name="Standard"/>
      <text:p text:style-name="Standard">### 3. **Classifier Complexity**:</text:p>
      <text:p text:style-name="Standard"><text:s text:c="3"/>- The simple CNN has multiple layers and non-linearities, making it a powerful model capable of learning complex patterns in the data.</text:p>
      <text:p text:style-name="Standard"><text:s text:c="3"/>- Traditional classifiers like Logistic Regression or KNN are less complex and may struggle to capture the same level of detail as a deep neural network.</text:p>
      <text:p text:style-name="Standard"/>
      <text:p text:style-name="Standard">### 4. **Training Data Split**:</text:p>
      <text:p text:style-name="Standard"><text:s text:c="3"/>- The deep feature classifiers are trained on a smaller subset of the data (e.g., 80% of the dataset after splitting into train/test). This reduces the amount of data available for training compared to the original CNN, which used the entire training dataset.</text:p>
      <text:p text:style-name="Standard"/>
      <text:p text:style-name="Standard">### 5. **Hyperparameter Tuning**:</text:p>
      <text:p text:style-name="Standard"><text:s text:c="3"/>- The classifiers (e.g., Random Forest, SVM, etc.) may require hyperparameter tuning to achieve optimal performance. The default parameters might not be well-suited for the extracted features.</text:p>
      <text:p text:style-name="Standard"/>
      <text:p text:style-name="Standard">---</text:p>
      <text:p text:style-name="Standard"/>
      <text:p text:style-name="Standard">### How to Improve the Accuracy of Classifiers on Deep Features</text:p>
      <text:p text:style-name="Standard"/>
      <text:p text:style-name="Standard">1. **Fine-Tune the Feature Extractor**:</text:p>
      <text:p text:style-name="Standard"><text:s text:c="3"/>- Instead of using a pre-trained feature extractor, fine-tune the CNN on the specific dataset to improve the quality of the extracted features.</text:p>
      <text:p text:style-name="Standard"/>
      <text:p text:style-name="Standard">2. **Use More Complex Classifiers**:</text:p>
      <text:p text:style-name="Standard"><text:s text:c="3"/>- Consider using more powerful classifiers or neural networks as the final classifier instead of simpler models like Logistic Regression or KNN.</text:p>
      <text:p text:style-name="Standard"/>
      <text:p text:style-name="Standard">3. **Hyperparameter Optimization**:</text:p>
      <text:p text:style-name="Standard"><text:s text:c="3"/>- Perform grid search or random search to find the best hyperparameters for each classifier.</text:p>
      <text:p text:style-name="Standard"/>
      <text:p text:style-name="Standard">4. **Increase Training Data**:</text:p>
      <text:p text:style-name="Standard"><text:s text:c="3"/>- Use data augmentation or other techniques to increase the effective size of the training dataset.</text:p>
      <text:p text:style-name="Standard"/>
      <text:p text:style-name="Standard"><text:soft-page-break/>5. **Combine Features**:</text:p>
      <text:p text:style-name="Standard"><text:s text:c="3"/>- Experiment with combining deep features with other handcrafted features or using features from multiple layers of the CNN.</text:p>
      <text:p text:style-name="Standard"/>
      <text:p text:style-name="Standard">6. **Evaluate Feature Quality**:</text:p>
      <text:p text:style-name="Standard"><text:s text:c="3"/>- Visualize the extracted features (e.g., using t-SNE or PCA) to ensure they are separable and meaningful for the classification task.</text:p>
      <text:p text:style-name="Standard"/>
      <text:p text:style-name="Standard">---</text:p>
      <text:p text:style-name="Standard"/>
      <text:p text:style-name="Standard">Let me know if you'd like to implement any of these impro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22:41:53.946722363</meta:creation-date>
    <dc:date>2025-05-12T22:42:02.093718983</dc:date>
    <meta:editing-duration>PT8S</meta:editing-duration>
    <meta:editing-cycles>1</meta:editing-cycles>
    <meta:document-statistic meta:table-count="0" meta:image-count="0" meta:object-count="0" meta:page-count="2" meta:paragraph-count="30" meta:word-count="467" meta:character-count="3106" meta:non-whitespace-character-count="2627"/>
    <meta:generator>LibreOffice/24.2.7.2$Linux_X86_64 LibreOffice_project/420$Build-2</meta:generator>
  </office:meta>
</office:document-meta>
</file>